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5039CF76AB29DC4.png" manifest:media-type="image/png"/>
  <manifest:file-entry manifest:full-path="Pictures/100000000000078000000438AF0085A269DB69E5.png" manifest:media-type="image/png"/>
  <manifest:file-entry manifest:full-path="Pictures/10000000000007800000043864B36A8A2C767CC6.png" manifest:media-type="image/png"/>
  <manifest:file-entry manifest:full-path="Pictures/1000000000000780000004385393602CC37102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.59cm" svg:height="9.894cm" draw:z-index="0"><draw:image xlink:href="Pictures/1000000000000780000004385393602CC37102C1.png" xlink:type="simple" xlink:show="embed" xlink:actuate="onLoad"/></draw:frame></text:p>
      <text:p text:style-name="Standard"><draw:frame draw:style-name="fr2" draw:name="Imagen2" text:anchor-type="paragraph" svg:x="0cm" svg:y="0cm" svg:width="17.59cm" svg:height="9.894cm" draw:z-index="1"><draw:image xlink:href="Pictures/10000000000007800000043864B36A8A2C767CC6.png" xlink:type="simple" xlink:show="embed" xlink:actuate="onLoad"/></draw:frame></text:p>
      <text:p text:style-name="Standard"/>
      <text:p text:style-name="P1"><draw:frame draw:style-name="fr2" draw:name="Imagen3" text:anchor-type="paragraph" svg:x="0cm" svg:y="0cm" svg:width="17.59cm" svg:height="9.894cm" draw:z-index="2"><draw:image xlink:href="Pictures/100000000000078000000438AF0085A269DB69E5.png" xlink:type="simple" xlink:show="embed" xlink:actuate="onLoad"/></draw:frame></text:p>
      <text:p text:style-name="Standard"><draw:frame draw:style-name="fr1" draw:name="Imagen4" text:anchor-type="paragraph" svg:width="17.59cm" svg:height="9.894cm" draw:z-index="3"><draw:image xlink:href="Pictures/10000000000007800000043855039CF76AB29D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9:32:31.461577538</meta:creation-date>
    <dc:date>2017-05-04T19:39:30.861469425</dc:date>
    <meta:editing-duration>PT6M59S</meta:editing-duration>
    <meta:editing-cycles>1</meta:editing-cycles>
    <meta:generator>LibreOffice/5.1.6.2$Linux_X86_64 LibreOffice_project/10m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